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54cm" fo:margin-top="0cm" fo:margin-bottom="0cm" table:align="center" style:writing-mode="lr-tb"/>
    </style:style>
    <style:style style:name="Tabella1.A" style:family="table-column">
      <style:table-column-properties style:column-width="4.71cm"/>
    </style:style>
    <style:style style:name="Tabella1.B" style:family="table-column">
      <style:table-column-properties style:column-width="3.628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8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6" style:family="table-row">
      <style:table-row-properties style:min-row-height="3.115cm" fo:keep-together="auto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18d9c3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fo:font-style="italic" officeooo:paragraph-rsid="0018d9c3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officeooo:paragraph-rsid="0018d9c3" style:font-size-asian="12pt" style:font-name-complex="Times New Roman1" style:font-size-complex="12pt"/>
    </style:style>
    <style:style style:name="P4" style:family="paragraph" style:parent-style-name="Standard">
      <style:text-properties officeooo:paragraph-rsid="0018d9c3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8d9c3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officeooo:paragraph-rsid="0018d9c3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paragraph-rsid="0018d9c3" style:letter-kerning="false" style:font-name-asian="Calibri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rsid="0018d9c3" officeooo:paragraph-rsid="0018d9c3" style:letter-kerning="false" style:font-name-asian="Calibri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officeooo:rsid="001a2286" officeooo:paragraph-rsid="001a2286" style:letter-kerning="false" style:font-name-asian="Calibri" style:language-asian="en" style:country-asian="US" style:language-complex="ar" style:country-complex="SA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/>
      <style:text-properties officeooo:paragraph-rsid="0018d9c3"/>
    </style:style>
    <style:style style:name="P11" style:family="paragraph" style:parent-style-name="List_20_Paragraph" style:list-style-name="WWNum2">
      <style:paragraph-properties fo:margin-top="0cm" fo:margin-bottom="0cm" style:contextual-spacing="true" fo:line-height="150%"/>
      <style:text-properties officeooo:paragraph-rsid="0018d9c3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/>
      <style:text-properties officeooo:rsid="001e779a" officeooo:paragraph-rsid="001e779a"/>
    </style:style>
    <style:style style:name="P13" style:family="paragraph" style:parent-style-name="List_20_Paragraph" style:list-style-name="WWNum2">
      <style:paragraph-properties fo:margin-top="0cm" fo:margin-bottom="0cm" style:contextual-spacing="true" fo:line-height="150%"/>
      <style:text-properties officeooo:rsid="0020b56f" officeooo:paragraph-rsid="0020b56f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fo:language="en" fo:country="US" fo:font-style="italic" officeooo:rsid="0018d9c3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8d9c3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b553e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ca039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ee36c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1fa884" style:font-size-asian="12pt" style:font-name-complex="Times New Roman1" style:font-size-complex="12pt"/>
    </style:style>
    <style:style style:name="T11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2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  <style:style style:name="T13" style:family="text">
      <style:text-properties officeooo:rsid="002556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 text:c="2"/>Registro Giornaliero</text:span><text:span text:style-name="T1"/></text:p>
      <text:p text:style-name="P1"/>
      <text:p text:style-name="P6"><text:span text:style-name="T3">09</text:span><text:span text:style-name="T2">/02/2023 RoboSusa</text:span><text:span text:style-name="T2"/></text:p>
      <text:p text:style-name="P2"/>
      <text:p text:style-name="P6"><text:span text:style-name="T4">Op. Tournoud Fulvio (T.F.) </text:span><text:span text:style-name="T4"/></text:p>
      <text:p text:style-name="P3"/>
      <text:p text:style-name="P6"><text:span text:style-name="T5">Se</text:span><text:span text:style-name="T6">st</text:span><text:span text:style-name="T5">a giornata di lavoro di RoboSusa</text:span><text:span text:style-name="T5"/></text:p>
      <text:p text:style-name="P6"><text:span text:style-name="T5">Partecipazione: Rocci Paolo (R.P.),Tournoud Fulvio (T.F.), Vair Luigi (V.L.),Vasile Adrian (V.A.)</text:span><text:span text:style-name="T5"/></text:p>
      <text:p text:style-name="P1"/>
      <text:list text:style-name="WWNum1">
        <text:list-item>
          <text:p text:style-name="P10"><text:span text:style-name="T9">Modifica</text:span><text:span text:style-name="T5"> Benna</text:span><text:span text:style-name="T5"/></text:p>
        </text:list-item>
        <text:list-item>
          <text:p text:style-name="P10"><text:span text:style-name="T5">Modifica percorso</text:span><text:span text:style-name="T5"/></text:p>
        </text:list-item>
        <text:list-item>
          <text:p text:style-name="P12"><text:span text:style-name="T5">Programmazione sensore di distanza</text:span><text:span text:style-name="T5"/></text:p>
        </text:list-item>
      </text:list>
      <text:p text:style-name="P1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text:span text:style-name="T11">TIPOLOGIA</text:span><text:span text:style-name="T11"/></text:p>
          </table:table-cell>
          <table:table-cell table:style-name="Tabella1.B1" office:value-type="string">
            <text:p text:style-name="P7"><text:span text:style-name="T11">PROBLEMA <text:s text:c="27"/></text:span><text:span text:style-name="T11"/></text:p>
          </table:table-cell>
          <table:table-cell table:style-name="Tabella1.B1" office:value-type="string">
            <text:p text:style-name="P7"><text:span text:style-name="T11">SOLUZIONE</text:span><text:span text:style-name="T11"/></text:p>
          </table:table-cell>
          <table:table-cell table:style-name="Tabella1.D1" office:value-type="string">
            <text:p text:style-name="P7"><text:span text:style-name="T11">RESPONSO</text:span><text:span text:style-name="T11"/></text:p>
          </table:table-cell>
        </table:table-row>
        <table:table-row table:style-name="Tabella1.1">
          <table:table-cell table:style-name="Tabella1.A2" office:value-type="string">
            <text:p text:style-name="P7"><text:span text:style-name="T12">HARDWARE</text:span><text:span text:style-name="T12"/></text:p>
          </table:table-cell>
          <table:table-cell table:style-name="Tabella1.A2" office:value-type="string">
            <text:p text:style-name="P8"><text:span text:style-name="T5">Difficoltà funzionamento benna</text:span><text:span text:style-name="T5"/></text:p>
          </table:table-cell>
          <table:table-cell table:style-name="Tabella1.A2" office:value-type="string">
            <text:p text:style-name="P8"><text:span text:style-name="T5">Creazione nuovo design benna</text:span><text:span text:style-name="T5"/></text:p>
          </table:table-cell>
          <table:table-cell table:style-name="Tabella1.A2" office:value-type="string">
            <text:p text:style-name="P7"><text:span text:style-name="T5">La benna </text:span><text:span text:style-name="T6">risulta più comoda</text:span><text:span text:style-name="T5"/></text:p>
          </table:table-cell>
        </table:table-row>
        <table:table-row table:style-name="Tabella1.1">
          <table:table-cell table:style-name="Tabella1.A3" office:value-type="string">
            <text:p text:style-name="P7"><text:span text:style-name="T12">SOFTWARE</text:span><text:span text:style-name="T12"/></text:p>
          </table:table-cell>
          <table:table-cell table:style-name="Tabella1.A3" office:value-type="string">
            <text:p text:style-name="P9"><text:span text:style-name="T5">Sensore di distanza non programmato</text:span><text:span text:style-name="T5"/></text:p>
          </table:table-cell>
          <table:table-cell table:style-name="Tabella1.A3" office:value-type="string">
            <text:p text:style-name="P9"><text:span text:style-name="T5">Programmazione sensore</text:span><text:span text:style-name="T5"/></text:p>
          </table:table-cell>
          <table:table-cell table:style-name="Tabella1.A3" office:value-type="string">
            <text:p text:style-name="P9"><text:span text:style-name="T5">Il robot è ora in grado di reagire agli ostacoli</text:span><text:span text:style-name="T5"/></text:p>
          </table:table-cell>
        </table:table-row>
        <table:table-row table:style-name="Tabella1.1">
          <table:table-cell table:style-name="Tabella1.A3" office:value-type="string">
            <text:p text:style-name="P7"><text:span text:style-name="T12">DESIGN</text:span><text:span text:style-name="T12"/></text:p>
          </table:table-cell>
          <table:table-cell table:style-name="Tabella1.A3" office:value-type="string">
            <text:p text:style-name="P9"><text:span text:style-name="T5">Struttura </text:span><text:span text:style-name="T7">benna </text:span><text:span text:style-name="T8">scomoda</text:span><text:span text:style-name="T5"/></text:p>
          </table:table-cell>
          <table:table-cell table:style-name="Tabella1.A3" office:value-type="string">
            <text:p text:style-name="P7"><text:span text:style-name="T5">Realizzazione struttura </text:span><text:span text:style-name="T6">con ingranaggi</text:span><text:span text:style-name="T5"/></text:p>
          </table:table-cell>
          <table:table-cell table:style-name="Tabella1.A3" office:value-type="string">
            <text:p text:style-name="P7"><text:span text:style-name="T5">Attaccamento struttura al robot</text:span><text:span text:style-name="T5"/></text:p>
          </table:table-cell>
        </table:table-row>
        <table:table-row table:style-name="Tabella1.1">
          <table:table-cell table:style-name="Tabella1.A3" office:value-type="string">
            <text:p text:style-name="P7"><text:span text:style-name="T12">PERCORSO</text:span><text:span text:style-name="T12"/></text:p>
          </table:table-cell>
          <table:table-cell table:style-name="Tabella1.A3" office:value-type="string">
            <text:p text:style-name="P8"><text:span text:style-name="T5">Mancanza incroci con quadrato verde</text:span><text:span text:style-name="T5"/></text:p>
          </table:table-cell>
          <table:table-cell table:style-name="Tabella1.A3" office:value-type="string">
            <text:p text:style-name="P7"><text:span text:style-name="T5">Realizzazione </text:span><text:span text:style-name="T6">incroci</text:span><text:span text:style-name="T5"/></text:p>
          </table:table-cell>
          <table:table-cell table:style-name="Tabella1.A3" office:value-type="string">
            <text:p text:style-name="P7"><text:span text:style-name="T5">~~~~~~</text:span><text:span text:style-name="T5"/></text:p>
          </table:table-cell>
        </table:table-row>
        <table:table-row table:style-name="Tabella1.6">
          <table:table-cell table:style-name="Tabella1.A3" office:value-type="string">
            <text:p text:style-name="P7"><text:span text:style-name="T12">COMPONENTISTICA</text:span><text:span text:style-name="T12"/></text:p>
          </table:table-cell>
          <table:table-cell table:style-name="Tabella1.A3" office:value-type="string">
            <text:p text:style-name="P7"><text:span text:style-name="T5">Necessità pezzi per la benna</text:span><text:span text:style-name="T5"/></text:p>
          </table:table-cell>
          <table:table-cell table:style-name="Tabella1.A3" office:value-type="string">
            <text:p text:style-name="P7"><text:span text:style-name="T5">Ricerca componenti </text:span><text:span text:style-name="T5"/></text:p>
          </table:table-cell>
          <table:table-cell table:style-name="Tabella1.A3" office:value-type="string">
            <text:p text:style-name="P7"><text:span text:style-name="T5">Componenti utilizzati nelle modifiche sopraccitate</text:span><text:span text:style-name="T5"/></text:p>
          </table:table-cell>
        </table:table-row>
      </table:table>
      <text:p text:style-name="P1"/>
      <text:p text:style-name="P1"/>
      <text:p text:style-name="P1"/>
      <text:p text:style-name="P6"><text:soft-page-break/></text:p>
      <text:p text:style-name="P6"><text:span text:style-name="T5">Nuove Idee/Pensieri</text:span><text:span text:style-name="T5"/></text:p>
      <text:list text:style-name="WWNum2">
        <text:list-item>
          <text:p text:style-name="P11"><text:span text:style-name="T10">Benna: Controllare la struttura</text:span><text:span text:style-name="T5"><text:tab/></text:span><text:span text:style-name="T5"/></text:p>
        </text:list-item>
        <text:list-item>
          <text:p text:style-name="P13"><text:span text:style-name="T5">Percorso: Mancanza vicoli ciechi</text:span><text:span text:style-name="T5"/></text:p>
          <text:p text:style-name="P11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3:09:39.879000000</meta:creation-date>
    <dc:date>2023-03-14T13:52:01.454000000</dc:date>
    <meta:editing-duration>PT32M34S</meta:editing-duration>
    <meta:editing-cycles>12</meta:editing-cycles>
    <meta:generator>LibreOffice/7.5.1.2$Windows_X86_64 LibreOffice_project/fcbaee479e84c6cd81291587d2ee68cba099e129</meta:generator>
    <meta:document-statistic meta:table-count="1" meta:image-count="0" meta:object-count="0" meta:page-count="2" meta:paragraph-count="36" meta:word-count="118" meta:character-count="903" meta:non-whitespace-character-count="793"/>
  </office:meta>
</office:document-meta>
</file>